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riteup Excercise 6</text:p>
      <text:p text:style-name="P3"/>
      <text:p text:style-name="P3">Arianova Mendioroz (s0518061)</text:p>
      <text:p text:style-name="P3">Bernhard Johannes Eiling (s0535003)</text:p>
      <text:p text:style-name="P1"/>
      <text:p text:style-name="P2">Pre-Lab:</text:p>
      <text:p text:style-name="P2"/>
      <text:p text:style-name="P2">2.</text:p>
      <text:p text:style-name="P2"/>
      <text:p text:style-name="P2">1: 1 * 2 + 3 = 1 2 * 3 + = 5</text:p>
      <text:p text:style-name="P2">2: 1 + 2 * 3 = 1 2 3 * += 7</text:p>
      <text:p text:style-name="P2">3: 1 + 2 – 3 ^ 4 = 1 2 + 3 4 ^ - = 78</text:p>
      <text:p text:style-name="P2">4: 1 ^ 2 – 3 * 4 = 1 2 ^ 3 4 * - = -11</text:p>
      <text:p text:style-name="P2">5: 1 + 2 * 3 – 4 ^ 5 + 6 = 1 2 3 * 4 5 ^ - + 6 + <text:s/>= -1011 <text:s text:c="2"/>1 2 3 * 4 5 ^ - + 6 + </text:p>
      <text:p text:style-name="P2">6: ( 1 + 2 ) * 3 + ( 4 ^ ( 5 – 6 ) ) <text:s/>= 1 2 + 3 * 4 5 6 - ^ + = 9,25</text:p>
      <text:p text:style-name="P2">7: 1 + 2 + 3 / 4 + 5 + 6 * ( 7 + 8 ) = <text:s/>1 2 + 3 4 / + 5 + 6 7 8 + * + = 98,75</text:p>
      <text:p text:style-name="P2">8: 9 – 1 – 2 – 3 * 2 – 1 = 9 1 – 2 – 3 2 * - 1 - <text:s/>= -1</text:p>
      <text:p text:style-name="P2"/>
      <text:p text:style-name="P2">Lab Exercises:</text:p>
      <text:p text:style-name="P2"/>
      <text:p text:style-name="P2">Diese Woche hatte ich leider wenig Zeit für die Übung. Deswegen habe ich mich auch auf den Programmierteil konzentriert und die Theorie so schnell wie möglich abgehandelt.</text:p>
      <text:p text:style-name="P2">Der Programmier-Teil sollte bis auf die infixToPostfix-Methode komplett funktionieren. Ich vermute es gibt dort ein Problem beim Vergleich des Vorrangs der Operatoren. Der Stack und alle anderen Methoden der Postfix Klasse habe ich getestet und sie funktioniere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09T10:40:00.19</meta:creation-date>
    <dc:date>2012-05-21T14:02:41.08</dc:date>
    <meta:editing-duration>PT8H3M59S</meta:editing-duration>
    <meta:editing-cycles>25</meta:editing-cycles>
    <meta:generator>OpenOffice.org/3.3$Win32 OpenOffice.org_project/330m20$Build-9567</meta:generator>
    <meta:document-statistic meta:table-count="0" meta:image-count="0" meta:object-count="0" meta:page-count="1" meta:paragraph-count="16" meta:word-count="272" meta:character-count="952"/>
  </office:meta>
</office:document-meta>
</file>